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Reflections for 03/30/16</text:p>
      <text:p text:style-name="Standard"/>
      <text:p text:style-name="Standard">today we covered enumerators generics properties and APIs</text:p>
      <text:p text:style-name="Standard"/>
      <text:p text:style-name="Standard">enumerators are “pretty numbers”</text:p>
      <text:p text:style-name="Standard">Generics represent any data type, and are represented by a T</text:p>
      <text:p text:style-name="Standard">properties are for accessing private variables</text:p>
      <text:p text:style-name="Standard">APIs handle data queries across a spac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3-30T17:58:54.49</meta:creation-date>
    <meta:document-statistic meta:table-count="0" meta:image-count="0" meta:object-count="0" meta:page-count="1" meta:paragraph-count="6" meta:word-count="39" meta:character-count="259"/>
    <dc:date>2016-03-30T18:01:49.21</dc:date>
    <meta:editing-duration>PT2M54S</meta:editing-duration>
    <meta:editing-cycles>1</meta:editing-cycles>
    <meta:generator>OpenOffice/4.1.2$Win32 OpenOffice.org_project/412m3$Build-9782</meta:generator>
  </office:meta>
</office:document-meta>
</file>